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2" svg:font-family="'DejaVu Sans'" style:font-family-generic="modern" style:font-pitch="fixed"/>
    <style:font-face style:name="DejaVu Sans Mono" svg:font-family="'DejaVu Sans Mono'" style:font-family-generic="modern" style:font-pitch="fixed"/>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style:font-name="Droid Sans1" fo:font-size="11pt" style:font-size-asian="11pt" style:font-size-complex="11pt"/>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Droid Sans1"/>
    </style:style>
    <style:style style:name="P4" style:family="paragraph" style:parent-style-name="Text_20_body">
      <style:paragraph-properties fo:margin-left="1.251cm" fo:margin-right="0cm" fo:text-indent="0cm" style:auto-text-indent="false"/>
      <style:text-properties style:font-name="Droid Sans1" fo:font-size="11pt" style:font-size-asian="11pt" style:font-size-complex="11pt"/>
    </style:style>
    <style:style style:name="P5" style:family="paragraph" style:parent-style-name="Text_20_body">
      <style:paragraph-properties fo:margin-left="1.251cm" fo:margin-right="0cm" fo:text-indent="0cm" style:auto-text-indent="false"/>
      <style:text-properties style:font-name="Droid Sans1" fo:font-size="11pt" fo:font-weight="normal" style:font-size-asian="11pt" style:font-weight-asian="normal" style:font-size-complex="11pt" style:font-weight-complex="normal"/>
    </style:style>
    <style:style style:name="P6"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7" style:family="paragraph" style:parent-style-name="Text_20_body">
      <style:paragraph-properties fo:margin-left="1.251cm" fo:margin-right="0cm" fo:text-indent="0cm" style:auto-text-indent="false"/>
      <style:text-properties style:font-name="DejaVu Sans Mono"/>
    </style:style>
    <style:style style:name="P8" style:family="paragraph" style:parent-style-name="Text_20_body">
      <style:paragraph-properties fo:margin-left="1.251cm" fo:margin-right="0cm" fo:text-indent="0cm" style:auto-text-indent="false"/>
      <style:text-properties style:font-name="DejaVu Sans Mono" fo:font-size="10pt" fo:font-weight="normal" style:font-size-asian="8.75pt" style:font-weight-asian="normal" style:font-size-complex="10pt" style:font-weight-complex="normal"/>
    </style:style>
    <style:style style:name="P9" style:family="paragraph" style:parent-style-name="Text_20_body">
      <style:paragraph-properties fo:margin-left="1.251cm" fo:margin-right="0cm" fo:text-indent="0cm" style:auto-text-indent="false"/>
      <style:text-properties style:font-name="DejaVu Sans Mono" fo:font-size="11pt" fo:font-weight="normal" style:font-size-asian="11pt" style:font-weight-asian="normal" style:font-size-complex="11pt" style:font-weight-complex="normal"/>
    </style:style>
    <style:style style:name="P10"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11" style:family="paragraph" style:parent-style-name="Text_20_body">
      <style:paragraph-properties fo:margin-left="1.251cm" fo:margin-right="0cm" fo:text-indent="0cm" style:auto-text-indent="false"/>
      <style:text-properties style:font-name="Droid Sans Mono"/>
    </style:style>
    <style:style style:name="P12" style:family="paragraph" style:parent-style-name="Text_20_body">
      <style:paragraph-properties fo:margin-left="2.501cm" fo:margin-right="0cm" fo:text-indent="-1.016cm" style:auto-text-indent="false"/>
    </style:style>
    <style:style style:name="P13" style:family="paragraph" style:parent-style-name="Text_20_body">
      <style:paragraph-properties fo:margin-left="2.501cm" fo:margin-right="0cm" fo:text-indent="-1.016cm" style:auto-text-indent="false"/>
      <style:text-properties style:font-name="DejaVu Sans Mono"/>
    </style:style>
    <style:style style:name="P14" style:family="paragraph" style:parent-style-name="Text_20_body">
      <style:paragraph-properties fo:margin-left="2.501cm" fo:margin-right="0cm" fo:text-indent="-1.016cm" style:auto-text-indent="false"/>
      <style:text-properties style:font-name="DejaVu Sans Mono" fo:font-size="10pt" style:font-size-asian="10pt" style:font-size-complex="10pt"/>
    </style:style>
    <style:style style:name="P15" style:family="paragraph" style:parent-style-name="Text_20_body">
      <style:paragraph-properties fo:margin-left="2.501cm" fo:margin-right="0cm" fo:text-indent="-1.016cm" style:auto-text-indent="false">
        <style:tab-stops/>
      </style:paragraph-properties>
      <style:text-properties style:font-name="DejaVu Sans Mono"/>
    </style:style>
    <style:style style:name="P16" style:family="paragraph" style:parent-style-name="Text_20_body">
      <style:paragraph-properties fo:margin-left="1.529cm" fo:margin-right="0cm" fo:text-indent="-0.03cm" style:auto-text-indent="false">
        <style:tab-stops/>
      </style:paragraph-properties>
      <style:text-properties style:font-name="DejaVu Sans Mono" fo:font-size="10pt" style:font-size-asian="10pt" style:font-size-complex="10pt"/>
    </style:style>
    <style:style style:name="P17" style:family="paragraph" style:parent-style-name="Text_20_body">
      <style:paragraph-properties fo:margin-left="1.499cm" fo:margin-right="0cm" fo:text-indent="-0.03cm" style:auto-text-indent="false">
        <style:tab-stops/>
      </style:paragraph-properties>
    </style:style>
    <style:style style:name="P18" style:family="paragraph" style:parent-style-name="Text_20_body">
      <style:paragraph-properties fo:margin-left="1.499cm" fo:margin-right="0cm" fo:text-indent="-0.03cm" style:auto-text-indent="false">
        <style:tab-stops/>
      </style:paragraph-properties>
      <style:text-properties style:font-name="DejaVu Sans Mono"/>
    </style:style>
    <style:style style:name="P19" style:family="paragraph" style:parent-style-name="Text_20_body">
      <style:paragraph-properties fo:margin-left="1.499cm" fo:margin-right="0cm" fo:text-indent="-0.03cm" style:auto-text-indent="false">
        <style:tab-stops/>
      </style:paragraph-properties>
      <style:text-properties style:font-name="Droid Sans1"/>
    </style:style>
    <style:style style:name="P20" style:family="paragraph" style:parent-style-name="Text_20_body">
      <style:paragraph-properties fo:margin-left="2.764cm" fo:margin-right="0cm" fo:text-indent="0cm" style:auto-text-indent="false">
        <style:tab-stops/>
      </style:paragraph-properties>
    </style:style>
    <style:style style:name="P21" style:family="paragraph" style:parent-style-name="Text_20_body">
      <style:paragraph-properties fo:margin-left="2.764cm" fo:margin-right="0cm" fo:text-indent="0cm" style:auto-text-indent="false">
        <style:tab-stops/>
      </style:paragraph-properties>
      <style:text-properties style:font-name="DejaVu Sans Mono"/>
    </style:style>
    <style:style style:name="P22" style:family="paragraph" style:parent-style-name="Text_20_body">
      <style:paragraph-properties fo:margin-left="2.764cm" fo:margin-right="0cm" fo:text-indent="0cm" style:auto-text-indent="false">
        <style:tab-stops/>
      </style:paragraph-properties>
      <style:text-properties style:font-name="Droid Sans1"/>
    </style:style>
    <style:style style:name="P23" style:family="paragraph" style:parent-style-name="Text_20_body">
      <style:paragraph-properties fo:margin-left="2.764cm" fo:margin-right="0cm" fo:text-indent="0cm" style:auto-text-indent="false">
        <style:tab-stops/>
      </style:paragraph-properties>
      <style:text-properties style:font-name="DejaVu Sans"/>
    </style:style>
    <style:style style:name="P24" style:family="paragraph" style:parent-style-name="Text_20_body">
      <style:paragraph-properties fo:margin-left="2.501cm" fo:margin-right="0cm" fo:text-indent="0cm" style:auto-text-indent="false"/>
    </style:style>
    <style:style style:name="P25" style:family="paragraph" style:parent-style-name="Text_20_body">
      <style:paragraph-properties fo:margin-left="2.501cm" fo:margin-right="0cm" fo:text-indent="0cm" style:auto-text-indent="false"/>
      <style:text-properties style:font-name="Droid Sans1"/>
    </style:style>
    <style:style style:name="P26" style:family="paragraph" style:parent-style-name="Text_20_body">
      <style:paragraph-properties fo:margin-left="2.501cm" fo:margin-right="0cm" fo:text-indent="0cm" style:auto-text-indent="false"/>
      <style:text-properties style:font-name="Droid Sans1" fo:font-size="10pt" fo:font-weight="normal" style:font-size-asian="8.75pt" style:font-weight-asian="normal" style:font-size-complex="10pt" style:font-weight-complex="normal"/>
    </style:style>
    <style:style style:name="P27" style:family="paragraph" style:parent-style-name="Text_20_body">
      <style:paragraph-properties fo:margin-left="2.501cm" fo:margin-right="0cm" fo:text-indent="0cm" style:auto-text-indent="false">
        <style:tab-stops/>
      </style:paragraph-properties>
      <style:text-properties style:font-name="Droid Sans1"/>
    </style:style>
    <style:style style:name="P28" style:family="paragraph" style:parent-style-name="Text_20_body">
      <style:paragraph-properties fo:margin-left="2.501cm" fo:margin-right="0cm" fo:text-indent="0cm" style:auto-text-indent="false">
        <style:tab-stops/>
      </style:paragraph-properties>
    </style:style>
    <style:style style:name="P29" style:family="paragraph" style:parent-style-name="Text_20_body">
      <style:paragraph-properties fo:margin-left="2.501cm" fo:margin-right="0cm" fo:text-indent="0cm" style:auto-text-indent="false"/>
      <style:text-properties style:font-name="DejaVu Sans Mono"/>
    </style:style>
    <style:style style:name="P30" style:family="paragraph" style:parent-style-name="Text_20_body">
      <style:paragraph-properties fo:margin-left="2.501cm" fo:margin-right="0cm" fo:text-indent="0cm" style:auto-text-indent="false"/>
      <style:text-properties style:font-name="Droid Sans Mono"/>
    </style:style>
    <style:style style:name="P31" style:family="paragraph" style:parent-style-name="Text_20_body">
      <style:paragraph-properties fo:margin-left="3.752cm" fo:margin-right="0cm" fo:text-indent="-1.016cm" style:auto-text-indent="false"/>
      <style:text-properties style:font-name="DejaVu Sans"/>
    </style:style>
    <style:style style:name="P32" style:family="paragraph" style:parent-style-name="Text_20_body">
      <style:paragraph-properties fo:margin-left="3.752cm" fo:margin-right="0cm" fo:text-indent="-1.016cm" style:auto-text-indent="false"/>
      <style:text-properties style:font-name="DejaVu Sans Mono"/>
    </style:style>
    <style:style style:name="P33" style:family="paragraph" style:parent-style-name="Text_20_body">
      <style:paragraph-properties fo:margin-left="1.499cm" fo:margin-right="0cm" fo:text-indent="0cm" style:auto-text-indent="false"/>
    </style:style>
    <style:style style:name="P34" style:family="paragraph" style:parent-style-name="Text_20_body">
      <style:paragraph-properties fo:margin-left="1.499cm" fo:margin-right="0cm" fo:text-indent="0cm" style:auto-text-indent="false"/>
      <style:text-properties style:font-name="Droid Sans1"/>
    </style:style>
    <style:style style:name="P35" style:family="paragraph" style:parent-style-name="Text_20_body">
      <style:paragraph-properties fo:margin-left="1.499cm" fo:margin-right="0cm" fo:text-indent="0cm" style:auto-text-indent="false"/>
      <style:text-properties style:font-name="DejaVu Sans Mono"/>
    </style:style>
    <style:style style:name="P36" style:family="paragraph" style:parent-style-name="Text_20_body">
      <style:paragraph-properties fo:margin-left="1.381cm" fo:margin-right="0cm" fo:text-indent="0cm" style:auto-text-indent="false">
        <style:tab-stops/>
      </style:paragraph-properties>
      <style:text-properties style:font-name="Droid Sans1"/>
    </style:style>
    <style:style style:name="P37" style:family="paragraph" style:parent-style-name="Text_20_body">
      <style:paragraph-properties fo:margin-left="1.381cm" fo:margin-right="0cm" fo:text-indent="0cm" style:auto-text-indent="false">
        <style:tab-stops/>
      </style:paragraph-properties>
      <style:text-properties style:font-name="DejaVu Sans Mono"/>
    </style:style>
    <style:style style:name="P38" style:family="paragraph" style:parent-style-name="Text_20_body">
      <style:paragraph-properties fo:margin-left="2.75cm" fo:margin-right="0cm" fo:text-indent="0cm" style:auto-text-indent="false"/>
      <style:text-properties style:font-name="Droid Sans1"/>
    </style:style>
    <style:style style:name="P39" style:family="paragraph" style:parent-style-name="Text_20_body">
      <style:paragraph-properties fo:margin-left="1.485cm" fo:margin-right="0cm" fo:text-indent="0cm" style:auto-text-indent="false"/>
      <style:text-properties style:font-name="DejaVu Sans Mono"/>
    </style:style>
    <style:style style:name="P40" style:family="paragraph" style:parent-style-name="Text_20_body" style:list-style-name="L1"/>
    <style:style style:name="P41" style:family="paragraph" style:parent-style-name="Heading_20_1">
      <style:text-properties fo:font-weight="bold" style:font-weight-asian="bold" style:font-weight-complex="bold"/>
    </style:style>
    <style:style style:name="P42" style:family="paragraph" style:parent-style-name="Heading_20_2">
      <style:paragraph-properties fo:margin-left="2.501cm" fo:margin-right="0cm" fo:text-indent="-1.016cm" style:auto-text-indent="false"/>
    </style:style>
    <style:style style:name="P43" style:family="paragraph" style:parent-style-name="Heading_20_2">
      <style:paragraph-properties fo:margin-left="1.529cm" fo:margin-right="0cm" fo:text-indent="-0.03cm" style:auto-text-indent="false">
        <style:tab-stops/>
      </style:paragraph-properties>
    </style:style>
    <style:style style:name="P44" style:family="paragraph" style:parent-style-name="Heading_20_2">
      <style:paragraph-properties fo:margin-left="3.752cm" fo:margin-right="0cm" fo:text-indent="-1.016cm" style:auto-text-indent="false"/>
    </style:style>
    <style:style style:name="P45" style:family="paragraph" style:parent-style-name="Heading_20_2">
      <style:paragraph-properties fo:margin-left="2cm" fo:margin-right="0cm" fo:text-indent="-1.02cm" style:auto-text-indent="false">
        <style:tab-stops/>
      </style:paragraph-properties>
    </style:style>
    <style:style style:name="P46" style:family="paragraph" style:parent-style-name="Heading_20_2">
      <style:paragraph-properties fo:margin-left="2cm" fo:margin-right="0cm" fo:text-indent="-1.02cm" style:auto-text-indent="false">
        <style:tab-stops/>
      </style:paragraph-properties>
      <style:text-properties fo:font-style="italic" style:font-style-asian="italic" style:font-style-complex="italic"/>
    </style:style>
    <style:style style:name="P47" style:family="paragraph">
      <style:paragraph-properties fo:margin-left="0.199cm" fo:margin-right="0.199cm" fo:margin-top="0.499cm" fo:margin-bottom="0.499cm" fo:text-indent="0cm">
        <style:tab-stops/>
      </style:paragraph-properties>
    </style:style>
    <style:style style:name="P48" style:family="paragraph">
      <style:paragraph-properties fo:margin-left="0.199cm" fo:margin-right="0.199cm" fo:margin-top="0.499cm" fo:margin-bottom="0.499cm" fo:text-indent="0cm">
        <style:tab-stops/>
      </style:paragraph-properties>
      <style:text-properties style:font-name="Droid Sans1"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Droid Sans1"/>
    </style:style>
    <style:style style:name="T4" style:family="text">
      <style:text-properties style:font-name="DejaVu Sans Mono"/>
    </style:style>
    <style:style style:name="T5" style:family="text">
      <style:text-properties style:font-name="DejaVu Sans"/>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Droid Sans Mono"/>
    </style:style>
    <style:style style:name="T9" style:family="text">
      <style:text-properties style:font-name="Droid Sans1"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11cm" svg:stroke-color="#996633" draw:marker-start-width="0.499cm" draw:marker-end-width="0.499cm" draw:fill="solid" draw:fill-color="#ffff99" fo:min-height="1.233cm" fo:padding-top="0.005cm" fo:padding-bottom="0.005cm" fo:padding-left="0.005cm" fo:padding-right="0.00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w to add an export source to Kazam</text:p>
      <text:p text:style-name="Subtitle">An easy step-by-step guide</text:p>
      <text:p text:style-name="Text_20_body"/>
      <text:p text:style-name="P1">Adding an export source to Kazam is actually quite easy. I have tried to make the exporting files as abstract as possible so that you have to touch only a few files to add an export source. In fact all it takes is two simple files and you are done!</text:p>
      <text:h text:style-name="Heading_20_1" text:outline-level="1">1) Checks</text:h>
      <text:p text:style-name="P4">Before you start, make sure that you don't waist any effort. Make sure no one else has made the same export source or is planning to, otherwise you may create one and find someone has already done the hard work.</text:p>
      <text:h text:style-name="P42" text:outline-level="2">Check the export source is not in the trunk branch</text:h>
      <text:p text:style-name="P14">bzr branch lp:kazam</text:p>
      <text:h text:style-name="P42" text:outline-level="2">Check the export source is not in another branch</text:h>
      <text:p text:style-name="P14"><text:a xlink:type="simple" xlink:href="https://code.launchpad.net/kazam">https://code.launchpad.net/kazam</text:a></text:p>
      <text:h text:style-name="P43" text:outline-level="2">Check the export source is not being worked on in a bug/blueprint</text:h>
      <text:p text:style-name="P14"><text:a xlink:type="simple" xlink:href="https://bugs.launchpad.net/kazam">https://bugs.launchpad.net/kazam</text:a></text:p>
      <text:p text:style-name="P14"><text:a xlink:type="simple" xlink:href="https://blueprints.launchpad.net/kazam">https://blueprints.launchpad.net/kazam</text:a></text:p>
      <text:h text:style-name="P43" text:outline-level="2">Finally, if in doubt, ping me on IRC :-)</text:h>
      <text:p text:style-name="P16">/server irc.freenode.net</text:p>
      <text:p text:style-name="P14">/dialog and471</text:p>
      <text:p text:style-name="P14"/>
      <text:h text:style-name="Heading_20_1" text:outline-level="1">2) Researching</text:h>
      <text:p text:style-name="P2">You should first start researching how to upload to your source. Does the service have an API? Can you achieve it by some fancy HTTP POST magic? In this situation <text:span text:style-name="T1">Google is your friend</text:span><text:span text:style-name="T2">, very often someone will have already done the hard work for you, so you can concentrate on the Kazam specifics.</text:span></text:p>
      <text:p text:style-name="P6">The example we are using for this guide, VideoBin, did not state on its website whether it had an API, however I contacted the site author using the site's contact form and he reassured me that it did have a basic API, the kind guy/gal even gave me some sample code :-)</text:p>
      <text:p text:style-name="P6">The basic plan I would recommend is to google (in the context of our example):</text:p>
      <text:p text:style-name="P8">videobin api</text:p>
      <text:p text:style-name="P26">or even</text:p>
      <text:p text:style-name="P8">python videobin api</text:p>
      <text:p text:style-name="P8"/>
      <text:p text:style-name="P5"><text:soft-page-break/>If that fails, the next best thing to do is try to contact the author directly. For large sites this may take time, but if you are polite, only a fool in his heart would not reply (extra points for those who recognise this famous quote :D )</text:p>
      <text:p text:style-name="P5"/>
      <text:h text:style-name="Heading_20_1" text:outline-level="1">3) Implementing the UI</text:h>
      <text:p text:style-name="P2">For the UI definition, we use GTKBuilder (you may know this as Glade). To create the UI, your best option is to install the <text:span text:style-name="T4">glade </text:span><text:span text:style-name="T3">package, and then run Glade from the Applications &gt; Programming menu.</text:span></text:p>
      <text:p text:style-name="P3">You will need to create your UI within a gtk.Alignment. Perhaps the best way to create it is to open an existing upload source .ui file and then modify it for your service's needs. Use the UI files in data/ui/export_sources/ as an example. When you have finished, you will need to make sure that the names of your widgets are human readable (as you will need to refer to them later, that the name of your parent gtk.Alignment is:</text:p>
      <text:p text:style-name="P3"/>
      <text:p text:style-name="P7">alignment_properties</text:p>
      <text:p text:style-name="P3"/>
      <text:p text:style-name="P3">and that your UI files is saved in the data/ui/export_sources/ directory, with the name:</text:p>
      <text:p text:style-name="P3"/>
      <text:p text:style-name="P9">NAMEOFSERVICE.ui</text:p>
      <text:p text:style-name="P9"><text:span text:style-name="T3">e.g.</text:span> videobin.ui</text:p>
      <text:p text:style-name="P9"/>
      <text:h text:style-name="P41" text:outline-level="1">4) Implementing the Code</text:h>
      <text:p text:style-name="P6">First of all I need to define two names. One is the name of the service that you would expect to appear in a paragraph, eg. VideoBin. I will refer to this as the a_name. The second is a lowercase version, eg. videobin. I will refer to this as the b_name. In these cases, just leave it out.</text:p>
      <text:h text:style-name="P42" text:outline-level="2">Create your file</text:h>
      <text:p text:style-name="P17">First you will need to create a file to hold all of the Python code, this should be in the form:</text:p>
      <text:p text:style-name="P18">b_name.py</text:p>
      <text:p text:style-name="P18"><text:span text:style-name="T3">(eg)</text:span> videobin.py</text:p>
      <text:p text:style-name="P19">You should create this file, and put it in the kazam/export_sources directory. </text:p>
      <text:h text:style-name="P42" text:outline-level="2">Create your class</text:h>
      <text:p text:style-name="P12">Next in this file, write the line:</text:p>
      <text:p text:style-name="P12"/>
      <text:p text:style-name="P13">from kazam.backend.export_sources import UploadSuperSource</text:p>
      <text:p text:style-name="P13"/>
      <text:p text:style-name="P34">This will import the baseclass for all export sources. Then you will need to define the main class for your export source. This should be:</text:p>
      <text:p text:style-name="P34"><text:soft-page-break/></text:p>
      <text:p text:style-name="P13">class UploadSource(UploadSuperSource):</text:p>
      <text:p text:style-name="P39"/>
      <text:p text:style-name="P33">Underneath this class definition, you will need to include some variables that are needed for all sources. First of all we need to define the a_name of the service – call this NAME.</text:p>
      <text:p text:style-name="P33">Next we have a tuple of two strings, first with the name of a 16x16 icon that will represent a service, then one that represents it at a size of 48x48. Remember this is just an icon name (not the path or file extension). IN this situ<text:span text:style-name="T3">ation, you can either include two icons in the data/icons/SIZE/apps/ directories, or just use some stock icons. In this situation, because our service's name is VideoBin, I have chosen to use the 'user-trash' stock icons for both sizes. We call this tuple ICONS.</text:span></text:p>
      <text:p text:style-name="P33">Nest we have our REGISTER_URL variable. This should be set as None, unless your service has a URL at which people need to register. If this is the case, set it as this url.</text:p>
      <text:p text:style-name="P33">Finally we have META – which is a dictionary of strings that should connect a variable name that will be an argument of the <text:span text:style-name="T4">create_meta </text:span><text:span text:style-name="T3">function described later, to </text:span>the name of your widgets in the UI file (mentioned above)<text:span text:style-name="T3">. For example:</text:span></text:p>
      <text:p text:style-name="P35"><text:s text:c="4"/>“title”:”entry_title”</text:p>
      <text:p text:style-name="P35"><text:span text:style-name="T3">Will supply the create_meta function with an argument called </text:span>title<text:span text:style-name="T3">, containing the contents of the text entry widget called </text:span>entry_title.</text:p>
      <text:p text:style-name="P33"/>
      <text:p text:style-name="P33">So by the end, the start of our class looks something like this:</text:p>
      <text:p text:style-name="P33"/>
      <text:p text:style-name="P15">class VideoBin(UploadSuperSource):</text:p>
      <text:p text:style-name="P37"><text:s text:c="4"/>ICONS = ("user-trash", "user-trash")</text:p>
      <text:p text:style-name="P37"><text:s text:c="4"/>NAME = "VideoBin"</text:p>
      <text:p text:style-name="P37"><text:s text:c="4"/>REGISTER_URL = None</text:p>
      <text:p text:style-name="P37"/>
      <text:p text:style-name="P37"><text:s text:c="4"/>META = {</text:p>
      <text:p text:style-name="P37"><text:s text:c="12"/>"title":"entry_title",</text:p>
      <text:p text:style-name="P37"><text:s text:c="12"/>"description":"textview_description",</text:p>
      <text:p text:style-name="P37"><text:s text:c="12"/>"writeable":"combobox_editable",</text:p>
      <text:p text:style-name="P37"><text:s text:c="12"/>}</text:p>
      <text:p text:style-name="P33"/>
      <text:p text:style-name="P36">Underneath this, you should then put variables that are typically important, play main roles and won't be changed at any point in the code. Don't worry too much about these, they are just a coding convention. For example with the VideoBin export source, I put the API URL here, because it is central to the whole class.</text:p>
      <text:p text:style-name="P36"/>
      <text:p text:style-name="P15">class VideoBin(UploadSuperSource):</text:p>
      <text:p text:style-name="P37"><text:s text:c="4"/>[…]</text:p>
      <text:p text:style-name="P37"><text:s text:c="4"/>URL = "<text:a xlink:type="simple" xlink:href="http://www.videobin.org/add">http://www.videobin.org/add</text:a>"</text:p>
      <text:p text:style-name="P37"/>
      <text:h text:style-name="P44" text:outline-level="2"><text:soft-page-break/>Defining our __init__</text:h>
      <text:p text:style-name="P20">Next we will define the __init__ function for our class. This can contain anything that is specific to your class. However it should not contain methods that would do anything large (i.e. open a network connection). It should be used to create main properties of the class. </text:p>
      <text:p text:style-name="P20">Because our VideoBin class is very simple, it doesn't need any main properties and so we leave it blank, however with other classes, I have included a categories dictionary etc. The __init__ function should not take any arguments other than <text:span text:style-name="T4">self</text:span><text:span text:style-name="T3">.</text:span></text:p>
      <text:p text:style-name="P20">Whatever you put in the __init__, make sure that you put these two lines of code directly below the <text:span text:style-name="T5">def __init__(self):</text:span></text:p>
      <text:p text:style-name="P23"/>
      <text:p text:style-name="P31">super(UploadSource, self).__init__()</text:p>
      <text:p text:style-name="P32">self.authentication = False</text:p>
      <text:p text:style-name="P32"/>
      <text:p text:style-name="P38">You should change False to True if your service requires some kind of authentication from the user (i.e. a username and password).</text:p>
      <text:h text:style-name="P44" text:outline-level="2">Defining our gui_extra function</text:h>
      <text:p text:style-name="P24">The <text:span text:style-name="T4">gui_extra</text:span><text:span text:style-name="T3"> function is where the UploadSource can interact with the UI defined in the UI file mentioned above. In here, you should write any code that should be run to add any extra widgets that need data supplied at runtime, or anything that you cannot supply in the UI file.</text:span></text:p>
      <text:p text:style-name="P25">By including:</text:p>
      <text:p text:style-name="P25"/>
      <text:p text:style-name="P29">setup_ui(self, os.path.join(datadir, "ui", "export_sources", "UIFILE.ui")) </text:p>
      <text:p text:style-name="P29"/>
      <text:p text:style-name="P24"><text:span text:style-name="T3">At the start of the</text:span><text:span text:style-name="T4"> gui_extra </text:span><text:span text:style-name="T3">function, </text:span><text:span text:style-name="T4">y</text:span><text:span text:style-name="T3">ou can refer the any widgets by their name in the UI file (replacing UIFILE.ui with the name of your UI file created earlier). For example, a widget with the name 'button_ok' in the UI file can be referred to as:</text:span></text:p>
      <text:p text:style-name="P25"/>
      <text:p text:style-name="P29">self.button_ok</text:p>
      <text:p text:style-name="P29"/>
      <text:p text:style-name="P25">In our example, we use the VideoBin function to add our ComboBox containing whether we want the video details to be editable on the VideoBin site. This is contained in a ComboBox which is easier to define in code than in the UI file. We then pack this into the correct place. <text:s/></text:p>
      <text:p text:style-name="P25"/>
      <text:p text:style-name="P25"><text:s text:c="3"/><text:span text:style-name="T4"><text:s/>def gui_extra(self, datadir):</text:span></text:p>
      <text:p text:style-name="P29"><text:s text:c="8"/>setup_ui(self, os.path.join(datadir, "ui", "export_sources", "videobin.ui"))</text:p>
      <text:p text:style-name="P29"><text:s text:c="8"/></text:p>
      <text:p text:style-name="P29"><text:s text:c="8"/>self.combobox_editable = EasyTextComboBox()</text:p>
      <text:p text:style-name="P29"><text:soft-page-break/><text:s text:c="8"/>for state in ["False", "True"]:</text:p>
      <text:p text:style-name="P29"><text:s text:c="12"/>self.combobox_editable.get_model().append([state])</text:p>
      <text:p text:style-name="P29"><text:s text:c="12"/></text:p>
      <text:p text:style-name="P29"><text:s text:c="8"/>self.table_properties.attach(self.combobox_editable, 1, 2, 1, 2, (gtk.FILL), ( ))</text:p>
      <text:p text:style-name="P29"><text:s text:c="8"/>self.combobox_editable.set_active(0)</text:p>
      <text:p text:style-name="P29"><text:s text:c="8"/>self.combobox_editable.show()</text:p>
      <text:p text:style-name="P29"/>
      <text:p text:style-name="P25"><draw:frame text:anchor-type="paragraph" draw:z-index="0" draw:style-name="gr1" draw:text-style-name="P48" svg:width="13.994cm" svg:height="1.244cm" svg:x="2.738cm" svg:y="0.226cm"><draw:text-box><text:p text:style-name="P47"><text:span text:style-name="T9">We have used the EasyTextComboBox object which is just a convenience object we use elsewhere in Kazam. Because the UploadSource is part of Kazam, feel free to use any convenience objects/functions that are there, by simply importing and then using them.</text:span></text:p></draw:text-box></draw:frame> <text:s text:c="7"/></text:p>
      <text:p text:style-name="P25"/>
      <text:p text:style-name="P25"/>
      <text:h text:style-name="P44" text:outline-level="2">Defining our property_alignment_expose function</text:h>
      <text:p text:style-name="P24">The property_alignment_expose (whilst a long name) does what it says on the tin. When the property alignment of this UploadSource is shown to the user, this function is run. It should contain any simple functions that should be run when the source is switched by the user to this one.</text:p>
      <text:p text:style-name="P24">With the example, we simply use this space to set the combobox default selected item to be the first one:</text:p>
      <text:p text:style-name="P32"/>
      <text:p text:style-name="P32"><text:s text:c="4"/>def property_alignment_expose(self):</text:p>
      <text:p text:style-name="P32"><text:s text:c="8"/>self.combobox_editable.set_active(0)</text:p>
      <text:p text:style-name="P29"/>
      <text:h text:style-name="P44" text:outline-level="2">Defining our login functions</text:h>
      <text:p text:style-name="P22">Some services may require the user to login before uploading. In our example, the service does not require this, and so we don't include any of the login functions. If however your service does require this (like our YouTube service), follow the steps below.</text:p>
      <text:p text:style-name="P22"/>
      <text:p text:style-name="P20"><text:span text:style-name="T3">There are three login functions, </text:span><text:span text:style-name="T4">login_pre</text:span><text:span text:style-name="T3">,</text:span><text:span text:style-name="T4"> login_in</text:span><text:span text:style-name="T3">,</text:span><text:span text:style-name="T4"> login_post</text:span><text:span text:style-name="T3">. <text:s/></text:span><text:span text:style-name="T4">login_pre </text:span><text:span text:style-name="T3">is run just before login, it gathers the username and password (by the username and password arguments) and does all the housekeeping before logging in.</text:span></text:p>
      <text:p text:style-name="P22"><text:s/>In the YouTube source, we use this function to set the username and password for the login, the developer key and whether to use SSL. NOTE: these functions should not block the UI or have any communication with the internet.</text:p>
      <text:p text:style-name="P21"/>
      <text:p text:style-name="P21">def login_pre(self, username, password):</text:p>
      <text:p text:style-name="P21"><text:s text:c="4"/>self.service.ssl = False </text:p>
      <text:p text:style-name="P21"><text:s text:c="4"/>self.service.email = username</text:p>
      <text:p text:style-name="P21"><text:s text:c="4"/>self.service.password = password</text:p>
      <text:p text:style-name="P21"><text:s text:c="4"/>self.service.developer_key = self.DEVELOPER_KEY</text:p>
      <text:p text:style-name="P21"><text:soft-page-break/></text:p>
      <text:p text:style-name="P22">Next we have <text:span text:style-name="T4">login_in</text:span>. This function takes no variables and is run by Kazam in a thread, so anything that blocks the UI and communicates with the Internet should go in here. In the YouTube service, we call the login function in here that actually logs us in (this will be specific to the service you are using).</text:p>
      <text:p text:style-name="P22"/>
      <text:p text:style-name="P21">def login_in(self):</text:p>
      <text:p text:style-name="P21"><text:s text:c="4"/>self.service.ProgrammaticLogin()</text:p>
      <text:p text:style-name="P21"/>
      <text:p text:style-name="P21"><text:span text:style-name="T3">Finally we have </text:span>login_post<text:span text:style-name="T3">, this should be any housekeeping you need to do after logging in (again not blocking the UI or communicating with the internet). In the YouTube service, we don't use this function and so we leave it out.</text:span></text:p>
      <text:p text:style-name="P22"/>
      <text:h text:style-name="P44" text:outline-level="2">Defining our metadata function</text:h>
      <text:p text:style-name="P28"><text:span text:style-name="T3">You will be happy to know that the metadata creation part of an UploadSource only has one function :) The </text:span><text:span text:style-name="T4">create_meta</text:span><text:span text:style-name="T3"> function. This function receives the arguments that you set up in the </text:span><text:span text:style-name="T4">META</text:span><text:span text:style-name="T3"> variable of the class earlier. </text:span></text:p>
      <text:p text:style-name="P28"><text:span text:style-name="T3">So for our VideoBin source, we set up three pieces of metadata, and so the create_meta function is passed the arguments </text:span><text:span text:style-name="T4">title, description, writeable. </text:span><text:span text:style-name="T3">The create_meat function is run after the login functions and before the upload functions – it should not block the UI or contact the internet. </text:span></text:p>
      <text:p text:style-name="P27">In our example, we set up the variables that we will send to the VideoBin site and assign them as a property of the class so that we can use them in the upload functions (self.meta_vars is NOT a standard variable, just one we use in the VideoBin source).</text:p>
      <text:p text:style-name="P27"/>
      <text:p text:style-name="P29"><text:s text:c="4"/>def create_meta(self, title, description, writeable):</text:p>
      <text:p text:style-name="P29"><text:s text:c="8"/>if writeable == "True":</text:p>
      <text:p text:style-name="P29"><text:s text:c="12"/>meta_writeable = 1</text:p>
      <text:p text:style-name="P29"><text:s text:c="8"/>else:</text:p>
      <text:p text:style-name="P29"><text:s text:c="12"/>meta_writeable = 0</text:p>
      <text:p text:style-name="P29"><text:s text:c="8"/>self.meta_vars = [("title", title), </text:p>
      <text:p text:style-name="P29"><text:s text:c="26"/>("description", description), </text:p>
      <text:p text:style-name="P29"><text:s text:c="26"/>("writeable", meta_writeable)]</text:p>
      <text:p text:style-name="P29"/>
      <text:h text:style-name="P44" text:outline-level="2">Defining our uploading functions</text:h>
      <text:p text:style-name="P20"><text:span text:style-name="T3">Similar to our login functions, there are three upload functions, </text:span><text:span text:style-name="T4">upload_pre</text:span><text:span text:style-name="T3">,</text:span><text:span text:style-name="T4"> upload_in</text:span><text:span text:style-name="T3">,</text:span><text:span text:style-name="T4"> upload_post</text:span><text:span text:style-name="T3">. <text:s/></text:span><text:span text:style-name="T4">upload_pre </text:span><text:span text:style-name="T3">is run just before upload, and should contain any preparation that needs to happen before upload.</text:span></text:p>
      <text:p text:style-name="P22"><text:s/>In the VideoBin source, we use this function to configure our curl request (set the url, the type of request etc.). This function has no extra arguments passed to it NOTE: these functions should not block the UI or have any communication with the internet.</text:p>
      <text:p text:style-name="P21"><text:soft-page-break/></text:p>
      <text:p text:style-name="P21">def upload_pre(self):</text:p>
      <text:p text:style-name="P21"><text:s text:c="8"/>self.curl = pycurl.Curl()</text:p>
      <text:p text:style-name="P21"><text:s text:c="8"/>self.curl.setopt(self.curl.URL, self.URL)</text:p>
      <text:p text:style-name="P21"><text:s text:c="8"/>self.curl.setopt(self.curl.POST, 1)</text:p>
      <text:p text:style-name="P21"><text:s text:c="8"/>self.curl.setopt(self.curl.WRITEFUNCTION, <text:tab/><text:tab/><text:tab/> <text:s text:c="19"/>self._store)</text:p>
      <text:p text:style-name="P21"/>
      <text:p text:style-name="P22">Next we have upload<text:span text:style-name="T4">_in</text:span>. This function takes a path variable that contains the path of the screencast to be uploaded and is run by Kazam in a thread, so anything that blocks the UI and communicates with the Internet should go in here. In the VideoBin service, we set the properties that are given to the curl request (including the location of the screencast) and finally call the method that causes pyCURL to upload the screencast.</text:p>
      <text:p text:style-name="P22"/>
      <text:p text:style-name="P21">def upload_in(self):</text:p>
      <text:p text:style-name="P21"><text:s text:c="4"/>self.curl.setopt(self.curl.HTTPPOST, [("api", "1"), </text:p>
      <text:p text:style-name="P21"><text:s text:c="21"/>("videoFile", (self.curl.FORM_FILE,</text:p>
      <text:p text:style-name="P21"><text:s text:c="21"/>path))])</text:p>
      <text:p text:style-name="P21"><text:s text:c="4"/>self.curl.perform()</text:p>
      <text:p text:style-name="P21"/>
      <text:p text:style-name="P21"><text:span text:style-name="T3">Finally we have upload</text:span>_post<text:span text:style-name="T3">, this function is called after the upload is complete and should (again) not block the UI or communicate with the internet. One very important thing that this function should do is return the URL at which the uploaded screencast is located.</text:span></text:p>
      <text:p text:style-name="P25"/>
      <text:p text:style-name="P30">def upload_post(self):</text:p>
      <text:p text:style-name="P30"><text:s text:c="4"/>return self.url</text:p>
      <text:p text:style-name="P32"/>
      <text:p text:style-name="P5"/>
      <text:h text:style-name="Heading_20_1" text:outline-level="1">Finishing Touches</text:h>
      <text:h text:style-name="Heading_20_2" text:outline-level="2"><text:tab/>Testing</text:h>
      <text:p text:style-name="P2">You will need to test that your upload source works. While this doesn't need to be too extensive, just make sure you try out all of it's options, input some weird stuff to see how it reacts to errors etc. To do this, download the latest version of kazam, put your python file in<text:span text:style-name="T8"> kazam/backend/export_sources/</text:span> and your UI file in <text:span text:style-name="T8">data/ui/export_sources/</text:span>. You can then test your source by navigating into the <text:span text:style-name="T8">bin/</text:span> folder and running:</text:p>
      <text:p text:style-name="P11">./kazam</text:p>
      <text:h text:style-name="P45" text:outline-level="2"><text:soft-page-break/>Code Cleanup</text:h>
      <text:p text:style-name="P2">Once you have done this, just take a quick look over your code – Have you done anything that looks a bit hacky and could be cleaned up? The cleaner your code looks, the quicker it will be accepted as otherwise I/another developer might have to spend time cleaning stuff up – you understand your code best and so it will be easier for you!</text:p>
      <text:h text:style-name="P45" text:outline-level="2">Coding Style</text:h>
      <text:p text:style-name="P2">Also look at the main code of Kazam, (such as app.py), does your coding style <text:span text:style-name="T6">resemble</text:span><text:span text:style-name="T7"> the code that is being used throughout the program? Although by using the above guide, this probably won't be a problem, just have a look. We don't have a strict coding style, however you will save yourself time by making it look similar – otherwise we may send you back asking for changes!</text:span></text:p>
      <text:h text:style-name="P46" text:outline-level="2">Uploading!</text:h>
      <text:p text:style-name="P10">Finally you will need to upload your code somewhere to get it reviewed (and hopefully!) merged. </text:p>
      <text:p text:style-name="P2"><text:span text:style-name="T7">Kazam uses </text:span><text:a xlink:type="simple" xlink:href="http://launchpad.net/"><text:span text:style-name="T7">Launchpad.net</text:span></text:a><text:span text:style-name="T7"> to do it's bug tracking, code hosting, translations and more. We would prefer if you used </text:span><text:a xlink:type="simple" xlink:href="http://launchpad.net/"><text:span text:style-name="T7">Launchpad.net</text:span></text:a><text:span text:style-name="T7"> code hosting (using bzr), however if you are not familiar with this service, or prefer to use another we will try to work with you, however for the quickest response - use Launchpad.</text:span></text:p>
      <text:p text:style-name="P10">When you code is uploaded, the best way for you to ask for it's inclusion in Kazam, is to file a bug/merge request. Here we can give you feedback and it is an easy way to track these sorts of things. </text:p>
      <text:p text:style-name="P10">Again if you cannot use this service, you could always email me or ping me on IRC, but be warned, I have been known to forget about things without a bug report/merge request quite easily! :D</text:p>
      <text:p text:style-name="P10"/>
      <text:h text:style-name="Heading_20_1" text:outline-level="1">Links</text:h>
      <text:list xml:id="list784622327" text:style-name="L1">
        <text:list-item>
          <text:p text:style-name="P40">Bug tracker – bugs.launchpad.net/kazam</text:p>
        </text:list-item>
        <text:list-item>
          <text:p text:style-name="P40">Code repository – code.launchpad.net/kazam</text:p>
        </text:list-item>
        <text:list-item>
          <text:p text:style-name="P40">Launchpad PPA - https://launchpad.net/~and471/+archive/kazam-daily-builds</text:p>
        </text:list-item>
      </text:list>
      <text:p text:style-name="P10"/>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2" svg:font-family="'DejaVu Sans'" style:font-family-generic="modern" style:font-pitch="fixed"/>
    <style:font-face style:name="DejaVu Sans Mono" svg:font-family="'DejaVu Sans Mono'" style:font-family-generic="modern" style:font-pitch="fixed"/>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Droid Sans"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2"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w </meta:initial-creator>
    <meta:creation-date>2010-07-19T18:47:10</meta:creation-date>
    <meta:generator>OpenOffice.org/3.2$Linux OpenOffice.org_project/320m12$Build-9483</meta:generator>
    <dc:date>2010-09-05T17:21:00</dc:date>
    <dc:creator>andrew </dc:creator>
    <meta:editing-duration>PT06H00M21S</meta:editing-duration>
    <meta:editing-cycles>101</meta:editing-cycles>
    <meta:document-statistic meta:table-count="0" meta:image-count="0" meta:object-count="0" meta:page-count="8" meta:paragraph-count="151" meta:word-count="2341" meta:character-count="14662"/>
  </office:meta>
</office:document-meta>
</file>